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94cm" fo:min-width="2.722cm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" style:family="graphic" style:parent-style-name="objectwithoutfill">
      <style:graphic-properties svg:stroke-width="0.053cm" svg:stroke-color="#ed1c24" draw:marker-start-width="0.28cm" draw:marker-end-width="0.28cm" draw:fill="none" draw:textarea-vertical-align="middle" fo:padding-top="0.052cm" fo:padding-bottom="0.052cm" fo:padding-left="0.177cm" fo:padding-right="0.17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Nskeyl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A network analyz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chitecture</text:p>
          </draw:text-box>
        </draw:frame>
        <draw:custom-shape draw:style-name="gr2" draw:text-style-name="P3" draw:layer="layout" svg:width="3.302cm" svg:height="1.27cm" svg:x="6.096cm" svg:y="8.636cm">
          <text:p text:style-name="P2">nskey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27cm" svg:x="6.096cm" svg:y="13.208cm">
          <text:p text:style-name="P2">nskey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27cm" svg:x="12.446cm" svg:y="8.636cm">
          <text:p text:style-name="P2">postg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27cm" svg:x="18.796cm" svg:y="12.954cm">
          <text:p text:style-name="P2">nskeyl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556cm" svg:y1="9.398cm" svg:x2="5.588cm" svg:y2="9.398cm">
          <text:p/>
        </draw:line>
        <draw:frame draw:style-name="gr4" draw:text-style-name="P5" draw:layer="layout" svg:width="3.556cm" svg:height="2.462cm" svg:x="0.254cm" svg:y="8.206cm">
          <draw:text-box>
            <text:p>Raw network stream</text:p>
          </draw:text-box>
        </draw:frame>
        <draw:line draw:style-name="gr3" draw:text-style-name="P4" draw:layer="layout" svg:x1="7.62cm" svg:y1="10.668cm" svg:x2="7.62cm" svg:y2="12.446cm">
          <text:p/>
        </draw:line>
        <draw:line draw:style-name="gr3" draw:text-style-name="P4" draw:layer="layout" svg:x1="9.906cm" svg:y1="9.144cm" svg:x2="11.938cm" svg:y2="9.144cm">
          <text:p/>
        </draw:line>
        <draw:line draw:style-name="gr3" draw:text-style-name="P4" draw:layer="layout" svg:x1="20.574cm" svg:y1="10.668cm" svg:x2="20.574cm" svg:y2="12.446cm">
          <text:p/>
        </draw:line>
        <draw:custom-shape draw:style-name="gr2" draw:text-style-name="P3" draw:layer="layout" svg:width="3.302cm" svg:height="1.27cm" svg:x="18.796cm" svg:y="8.636cm">
          <text:p text:style-name="P2">nskeyl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6.256cm" svg:y1="9.144cm" svg:x2="18.288cm" svg:y2="9.144cm">
          <text:p/>
        </draw:line>
        <draw:frame draw:style-name="gr5" draw:text-style-name="P5" draw:layer="layout" svg:width="3.556cm" svg:height="0.988cm" svg:x="12.192cm" svg:y="13.49cm">
          <draw:text-box>
            <text:p>stateless</text:p>
          </draw:text-box>
        </draw:frame>
        <draw:line draw:style-name="gr6" draw:text-style-name="P4" draw:layer="layout" svg:x1="11.684cm" svg:y1="13.97cm" svg:x2="9.906cm" svg:y2="13.97cm">
          <text:p/>
        </draw:line>
        <draw:line draw:style-name="gr6" draw:text-style-name="P4" draw:layer="layout" svg:x1="12.446cm" svg:y1="13.462cm" svg:x2="9.652cm" svg:y2="10.414cm">
          <text:p/>
        </draw:line>
        <draw:line draw:style-name="gr6" draw:text-style-name="P4" draw:layer="layout" svg:x1="15.494cm" svg:y1="13.49cm" svg:x2="18.542cm" svg:y2="10.16cm">
          <text:p/>
        </draw:line>
        <draw:line draw:style-name="gr6" draw:text-style-name="P4" draw:layer="layout" svg:x1="15.494cm" svg:y1="13.898cm" svg:x2="18.542cm" svg:y2="13.8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3:21:46.211098128</meta:creation-date>
    <meta:editing-duration>PT9M3S</meta:editing-duration>
    <meta:editing-cycles>2</meta:editing-cycles>
    <meta:generator>LibreOffice/6.0.3.2$Linux_X86_64 LibreOffice_project/00m0$Build-2</meta:generator>
    <dc:title>Alizarin</dc:title>
    <dc:date>2018-06-09T13:51:21.035956473</dc:date>
    <meta:document-statistic meta:object-count="60"/>
  </office:meta>
</office:document-meta>
</file>